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1f295"/>
    </style:style>
    <style:style style:name="P2" style:family="paragraph" style:parent-style-name="Text_20_body">
      <style:text-properties officeooo:rsid="0001f295" officeooo:paragraph-rsid="0001f295"/>
    </style:style>
    <style:style style:name="P3" style:family="paragraph" style:parent-style-name="Text_20_body">
      <style:text-properties officeooo:rsid="0001f295" officeooo:paragraph-rsid="000249a9"/>
    </style:style>
    <style:style style:name="P4" style:family="paragraph" style:parent-style-name="Text_20_body">
      <style:text-properties officeooo:rsid="000249a9" officeooo:paragraph-rsid="000249a9"/>
    </style:style>
    <style:style style:name="P5" style:family="paragraph" style:parent-style-name="Text_20_body">
      <style:text-properties officeooo:rsid="0002ad4e" officeooo:paragraph-rsid="0002ad4e"/>
    </style:style>
    <style:style style:name="P6" style:family="paragraph" style:parent-style-name="Standard">
      <style:paragraph-properties fo:margin-top="0cm" fo:margin-bottom="0cm" loext:contextual-spacing="false" fo:line-height="100%" fo:orphans="0" fo:widows="0"/>
      <style:text-properties officeooo:rsid="0001f295" officeooo:paragraph-rsid="000249a9"/>
    </style:style>
    <style:style style:name="P7" style:family="paragraph" style:parent-style-name="Title">
      <style:text-properties officeooo:rsid="0001f295"/>
    </style:style>
    <style:style style:name="T1" style:family="text">
      <style:text-properties officeooo:rsid="000249a9"/>
    </style:style>
    <style:style style:name="T2" style:family="text">
      <style:text-properties officeooo:rsid="001873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ta de Governo Aberto – 26/04/2017</text:p>
      <text:p text:style-name="P1"/>
      <text:p text:style-name="P4">Fechamos um grupo, pois ainda o grupo não estava completo totalizando 5 pessoas, verificamos as lista de projetos e decidimos trabalhar com o projeto 5 com tema: <text:span text:style-name="T2">Participação Social, <text:s/>Transparência </text:span>e problema : Criar uma plataforma <text:s/>que ofereça um calendário unificado de todas as audiência públicas do poder executivo da Cidade de São Paulo. Que ofereça filtro por assunto, por órgão Público, por secretaria e subprefeitura, além de pesquisa por período.</text:p>
      <text:p text:style-name="P3">Conversamos com bruno sobre privilegio estratégico e padrões de dados que não obedecidos pela maioria das secretarias.</text:p>
      <text:p text:style-name="P2">Um dos itens da atividade propostas em aula foi de delimitar o projeto, no qual decidimos restringir o campo de busca de dados apenas pro legislativo o qual já e o objetivo do projeto. Testamos alguns links que foram oferecidos como recurso <text:s/><text:span text:style-name="T1">para montar uma base de dados com datas de audiências públicas. A maioria dos portais estão desatualizados sendo a data mais recente de 2016.</text:span></text:p>
      <text:p text:style-name="P5">Para permear o problema iremos utilizar o diário livre, ou seja buscaremos as publicações de audiências públicas e utilizaremos como base, assim podemos identificar as reuniões e possivelmente montar um Calendário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13:03:43.731000000</meta:creation-date>
    <dc:date>2017-05-17T13:51:01.771000000</dc:date>
    <meta:editing-duration>PT9M48S</meta:editing-duration>
    <meta:editing-cycles>1</meta:editing-cycles>
    <meta:document-statistic meta:table-count="0" meta:image-count="0" meta:object-count="0" meta:page-count="1" meta:paragraph-count="5" meta:word-count="190" meta:character-count="1204" meta:non-whitespace-character-count="1015"/>
    <meta:generator>LibreOffice/5.3.0.3$Windows_X86_64 LibreOffice_project/7074905676c47b82bbcfbea1aeefc84afe1c50e1</meta:generator>
  </office:meta>
</office:document-meta>
</file>